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2aab" officeooo:paragraph-rsid="000445d8"/>
    </style:style>
    <style:style style:name="P2" style:family="paragraph" style:parent-style-name="Standard">
      <style:text-properties officeooo:rsid="00032aab" officeooo:paragraph-rsid="000503e3"/>
    </style:style>
    <style:style style:name="P3" style:family="paragraph" style:parent-style-name="Standard">
      <style:text-properties officeooo:rsid="000503e3" officeooo:paragraph-rsid="000503e3"/>
    </style:style>
    <style:style style:name="P4" style:family="paragraph" style:parent-style-name="Standard">
      <style:text-properties officeooo:rsid="000503e3" officeooo:paragraph-rsid="0005859a"/>
    </style:style>
    <style:style style:name="P5" style:family="paragraph" style:parent-style-name="Standard">
      <style:text-properties officeooo:rsid="000503e3" officeooo:paragraph-rsid="0006a307"/>
    </style:style>
    <style:style style:name="P6" style:family="paragraph" style:parent-style-name="Standard">
      <style:text-properties officeooo:rsid="0005859a" officeooo:paragraph-rsid="0005859a"/>
    </style:style>
    <style:style style:name="P7" style:family="paragraph" style:parent-style-name="Standard">
      <style:text-properties officeooo:rsid="000856b9" officeooo:paragraph-rsid="000856b9"/>
    </style:style>
    <style:style style:name="T1" style:family="text">
      <style:text-properties officeooo:rsid="000445d8"/>
    </style:style>
    <style:style style:name="T2" style:family="text">
      <style:text-properties officeooo:rsid="000503e3"/>
    </style:style>
    <style:style style:name="T3" style:family="text">
      <style:text-properties officeooo:rsid="0005859a"/>
    </style:style>
    <style:style style:name="T4" style:family="text">
      <style:text-properties officeooo:rsid="0006a307"/>
    </style:style>
    <style:style style:name="T5" style:family="text">
      <style:text-properties officeooo:rsid="000856b9"/>
    </style:style>
    <style:style style:name="T6" style:family="text">
      <style:text-properties officeooo:rsid="00089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S</text:span>o its eighteen years since our second child and only son was born. 4-8-2000 is his date, a true millennial not one <text:span text:style-name="T5">of these </text:span>avocado toast, generation rent types. Charlie might say he comes from Brighton if it makes things easier but I can tell you he comes from Hove – actually. In fact he comes from Worcester Villas, Hove for he was born in the front bedroom of this very house. 100 years after his great great grandfather Charles Hudson <text:span text:style-name="T5">who was born 1900 and took an interesting variation on name Charles and was know as Fred. Our Charles will use Charles formally but signs himself just Charlie having toyed with Chuck, Chuckie, Chaz which was then embellished by Rob Trek to the Chazamiain and his play group favourite Charlie Chops – he didn’t like Charlie Chops.</text:span></text:p>
      <text:p text:style-name="P1"/>
      <text:p text:style-name="P2"><text:span text:style-name="T1">Charlie has never been any trouble, in fact the first couple of years he didn’t really do much at all concentrating on eating and as we can now see growing. As Dave remembers he would randomly fall forward from his sitting position and headbutt the floor, occasionally throwing up as he went but that was pretty much it.</text:span></text:p>
      <text:p text:style-name="P2"/>
      <text:p text:style-name="P2"><text:span text:style-name="T2">Charlie was an August baby as such is youngest in his school year, I think you can now opt to stay back a year but not our Chaz. When you think about it is actually quite a big thing so when he was five there were kids in his class with 20% more time on earth then him. Lesley use to get called in - “your girl’s alright but the lad a bit of a retard isn’t he” but she’d always stick up for him knowing he’d catch up in end -which indeed he did. One assessor commented that is was difficult to gauge his physical development due to his reluctance to leave the safety of the carpet – very sensible.</text:span></text:p>
      <text:p text:style-name="P2"/>
      <text:p text:style-name="P3">Then Charlie embarked on his football career, as you see from these pictures it was glittering. I will say that the bloke who r<text:span text:style-name="T5">an that f</text:span>ootball club was very old school and didn’t just hand out these trophies in sequence you could go for a season and not win it so Charlie did but the effort in and made some progress but he was never going to be one those – ‘on my head’ <text:span text:style-name="T5">park on Sunday </text:span>types.</text:p>
      <text:p text:style-name="P3"/>
      <text:p text:style-name="P4">It was not until he joined the Scouts that he really found his skill set really applicable. <text:s/>He was Cub of year, Scout of the year, a young leader an Explorer and now a Network Scout. <text:span text:style-name="T3">This is where Charlie comes into his own, in a team each bringing different skills to the party. Charlie is the navigator, I have dropped him off in the middle of nowhere, in the snow, in the dark, in the rain and if he’s got a map and compass he will get his team home – every single time. That’s not to say they won’t get lost, some of these course are over featureless heath land using compass bearings only, but he will stay calm and keep focused whatever the others are doing or how tiered they are. That’s his main virtue; quite dependability, stepping up to take responsibly when he can, happy to let others take their turn. Charlie is a team player and his teams soon discover he has very safe pair of hands. </text:span></text:p>
      <text:p text:style-name="P4"/>
      <text:p text:style-name="P6">So he’s not one to make a fuss, in fact he quite happy for this party, if had to take place <text:span text:style-name="T5">at all</text:span>, to happen on his <text:span text:style-name="T5">actual </text:span>Birthday when he was in Cornwall – surfing with the scouts. </text:p>
      <text:p text:style-name="P6"/>
      <text:p text:style-name="P5"><text:span text:style-name="T4">He’s never been at his best as a solo academic but he’s been successful at the things he likes, applied maths, physics, design, engineering that sort thing and he is very well balanced and down to earth. During one family argument I thought I’ll bring Charlie in here, he’ll back me up, but no he comes down in the other camp – whose side are you on I question – he has a little think – Truth and Justice dad- Truth and Justice.</text:span></text:p>
      <text:p text:style-name="P5"/>
      <text:p text:style-name="P5"><text:span text:style-name="T4">The other activity he enjoys is cycling and as you can see we have given him the bike I would have liked at 18 to go with the hi-fi I would have liked that we gave to Florence. So that just leaves the fender strata-caster guitar for Molly – even though she plays the flute. Charlie can service that bike too – replace the brakes fix that puncture. I never showed him how to tune the gears but he did a good job anyway – I just looked on the internet, you old git.</text:span></text:p>
      <text:p text:style-name="P5"/>
      <text:p text:style-name="P7">So now Charlie is looking for a apprenticeship – on the van with Richard Davis or Kev, day release down Narberth, skin full in <text:span text:style-name="T6">the </text:span>Red Lion on Fridays what could be better. Well actually he’s thinking more of engineering. There’s a company he’s looked at in Crawley, Thales and another <text:span text:style-name="T6">firm </text:span>in Brighton called EDO but both of those firms have the problem that he’ll have get passed his mum and sister companioning against the arms trade outside – you’ve got blood on your hands, <text:soft-page-break/>Charlie. He’ll just be – I have no idea who these people are – now where’s that Saudi prince with a million dollars to spend. </text:p>
      <text:p text:style-name="P7"/>
      <text:p text:style-name="P7"><text:span text:style-name="T6">But no </text:span>that’s not really Charlie – Truth and Justice and getting <text:span text:style-name="T6">his </text:span>team to <text:span text:style-name="T6">the </text:span>finish<text:span text:style-name="T6">ing post</text:span> – that’s <text:span text:style-name="T6">what </text:span>Charlie <text:span text:style-name="T6">is all about.</text:span></text:p>
      <text:p text:style-name="P7"/>
      <text:p text:style-name="P7">So if you would raise your glasses to the reliable, dependent – in his vernacular - <text:s/>solid, <text:s/>super star that is Charlie Gads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08:03:23.910537814</meta:creation-date>
    <dc:date>2018-08-17T09:34:12.442946342</dc:date>
    <meta:editing-duration>PT5M46S</meta:editing-duration>
    <meta:editing-cycles>1</meta:editing-cycles>
    <meta:generator>LibreOffice/6.0.3.2$Linux_X86_64 LibreOffice_project/00m0$Build-2</meta:generator>
    <meta:document-statistic meta:table-count="0" meta:image-count="0" meta:object-count="0" meta:page-count="2" meta:paragraph-count="11" meta:word-count="923" meta:character-count="4919" meta:non-whitespace-character-count="3982"/>
  </office:meta>
</office:document-meta>
</file>